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 Nerd Font" svg:font-family="'Hack Nerd Font'" style:font-pitch="fixed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Hack Nerd Font" fo:font-size="16pt" fo:language="it" fo:country="IT" officeooo:rsid="001743bf" officeooo:paragraph-rsid="001743bf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Hack Nerd Font" fo:font-size="16pt" fo:language="it" fo:country="IT" officeooo:rsid="00158607" officeooo:paragraph-rsid="00158607" style:font-size-asian="16pt" style:font-size-complex="16pt"/>
    </style:style>
    <style:style style:name="P3" style:family="paragraph" style:parent-style-name="Text_20_body">
      <style:paragraph-properties fo:text-align="start" style:justify-single-word="false"/>
      <style:text-properties style:font-name="Hack Nerd Font" fo:font-size="16pt" fo:language="it" fo:country="IT" officeooo:paragraph-rsid="00158607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Hack Nerd Font" fo:font-size="20pt" fo:language="it" fo:country="IT" officeooo:rsid="00158607" officeooo:paragraph-rsid="00158607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Hack Nerd Font" fo:font-size="28pt" fo:language="it" fo:country="IT" officeooo:rsid="00158607" officeooo:paragraph-rsid="00158607" style:font-size-asian="28pt" style:font-size-complex="28pt"/>
    </style:style>
    <style:style style:name="P6" style:family="paragraph" style:parent-style-name="Standard">
      <style:paragraph-properties fo:text-align="start" style:justify-single-word="false"/>
      <style:text-properties style:font-name="Hack Nerd Font" fo:font-size="16pt" fo:language="it" fo:country="IT" officeooo:rsid="001743bf" officeooo:paragraph-rsid="001743bf" style:font-size-asian="14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Hack Nerd Font" fo:font-size="20pt" fo:language="it" fo:country="IT" officeooo:rsid="001b0051" officeooo:paragraph-rsid="001b696f" style:font-size-asian="17.5pt" style:font-size-complex="20pt"/>
    </style:style>
    <style:style style:name="P8" style:family="paragraph" style:parent-style-name="Standard">
      <style:paragraph-properties fo:text-align="start" style:justify-single-word="false"/>
      <style:text-properties style:font-name="Hack Nerd Font" fo:font-size="20pt" fo:language="it" fo:country="IT" officeooo:rsid="001b0051" officeooo:paragraph-rsid="001b696f" style:font-size-asian="17.5pt" style:font-size-complex="20pt"/>
    </style:style>
    <style:style style:name="T1" style:family="text">
      <style:text-properties officeooo:rsid="00192671"/>
    </style:style>
    <style:style style:name="T2" style:family="text">
      <style:text-properties fo:font-size="16pt" officeooo:rsid="001b696f" style:font-size-asian="14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OUND HAVOC</text:p>
      <text:p text:style-name="P5"/>
      <text:p text:style-name="P3">Sound Havoc nasce dall'unione della mia passione per la musica e quella per l'informatica. Solo per dire, anche mentre scrivo questo, sto ascoltando musica (Thank You Again, dei Spite). Questo progetto è l'apoteosi della loro unione: da un lato la creatività della musica, dall'altro l'inventiva dell'informatica.</text:p>
      <text:p text:style-name="P3"/>
      <text:p text:style-name="P3">Sviluppato utilizzando il linguaggio di programmazione C++ e l'integrazione dell'interfaccia LV2, Sound Havoc permette ai musicisti di sperimentare e personalizzare il loro suono in modo creativo e innovativo. Con Sound Havoc, gli utenti possono accedere a una vasta gamma di effetti come riverberi, distorsioni, chorus, flanger, delay e molti altri. Questi effetti possono essere applicati in tempo reale durante le esecuzioni musicali o durante la registrazione, consentendo ai musicisti di modellare il loro suono in base alle loro preferenze e al genere musicale che stanno suonando.</text:p>
      <text:p text:style-name="P3"/>
      <text:p text:style-name="P3">L'interfaccia utente di Sound Havoc è intuitiva e facile da utilizzare, consentendo agli utenti di regolare i parametri degli effetti in tempo reale e di creare combinazioni uniche di suoni. Inoltre, <text:soft-page-break/>grazie all'integrazione con l'interfaccia LV2, i plugin di Sound Havoc possono essere utilizzati in una varietà di software di produzione musicale, garantendo la compatibilità con diverse piattaforme e facilitando l'integrazione nel workflow degli utenti.</text:p>
      <text:p text:style-name="P3"/>
      <text:p text:style-name="P3">Uno degli aspetti distintivi di Sound Havoc è la sua capacità di offrire una vasta gamma di effetti di alta qualità, grazie alla combinazione della mia passione per la musica e la mia competenza nell'informatica. Con Sound Havoc, ho cercato di creare un'esperienza sonora che sia all'altezza delle aspettative dei musicisti professionisti, offrendo al contempo un'interfaccia user-friendly che sia accessibile anche ai principianti.</text:p>
      <text:p text:style-name="P3"/>
      <text:p text:style-name="P3">Un aspetto davvero unico di questo progetto è la sua natura open-source. Sono un sostenitore appassionato della condivisione della conoscenza e della collaborazione, quindi ho deciso di rendere il codice sorgente di Sound Havoc disponibile pubblicamente. Ciò significa che gli sviluppatori e gli appassionati di musica possono contribuire alla crescita e all'evoluzione di Sound Havoc, apportando modifiche, aggiungendo nuovi effetti o risolvendo eventuali bug. Questo approccio collaborativo permette di creare una comunità attiva e dinamica, dove le idee possono essere <text:soft-page-break/>scambiate e migliorate per fornire un'esperienza musicale sempre più ricca.</text:p>
      <text:p text:style-name="P3"/>
      <text:p text:style-name="P3">Inoltre, la natura open-source di Sound Havoc consente agli utenti di personalizzare l'interfaccia del software in base alle loro preferenze. Possono adattare l'aspetto e l'organizzazione dei controlli degli effetti per creare un ambiente di lavoro ottimizzato e intuitivo. Questa flessibilità consente a ciascun utente di creare un'esperienza musicale unica e personalizzata.</text:p>
      <text:p text:style-name="P3"/>
      <text:p text:style-name="P3">Oltre alle funzionalità di base, sto anche lavorando per implementare nuovi effetti e miglioramenti. La mia visione per il futuro di Sound Havoc include l'aggiunta di effetti innovativi e originali che possano ispirare la creatività dei musicisti. Sto anche esplorando la possibilità di integrare Sound Havoc con altri software e piattaforme musicali per offrire un'esperienza ancora più completa.</text:p>
      <text:p text:style-name="P3"/>
      <text:p text:style-name="P3">In conclusione, Sound Havoc rappresenta l'esaltazione della mia passione per la musica e l'informatica, consentendo ai musicisti di esplorare nuove possibilità sonore e di personalizzare il loro suono in modo unico. Sono entusiasta di condividere questo progetto con la <text:soft-page-break/>comunità musicale e di continuare a svilupparlo per offrire sempre nuove funzionalità e miglioramenti.</text:p>
      <text:p text:style-name="P2"/>
      <text:p text:style-name="P2"/>
      <text:p text:style-name="P4">MA EFFETIVAMENTE COS’È LV2?</text:p>
      <text:p text:style-name="P1"/>
      <text:p text:style-name="P1">LV2 è uno standard open-source per plugin audio, progettato per essere altamente modulare e flessibile. La modularità di LV2 consente agli sviluppatori di creare plugin che possono essere utilizzati in modo versatile e personalizzato, adattandosi a diverse esigenze musicali e tecniche.</text:p>
      <text:p text:style-name="P1"/>
      <text:p text:style-name="P1">Uno dei punti di forza di LV2 è la sua struttura, che prevede una chiara divisione tra metadati e codice. I metadati descrivono le capacità del plugin, mentre il codice implementa la funzionalità effettiva. Questo approccio consente una maggiore flessibilità e facilità di aggiornamento, poiché i metadati possono essere modificati senza alterare il codice sottostante.</text:p>
      <text:p text:style-name="P1"/>
      <text:p text:style-name="P1">Un'altra caratteristica importante di LV2 è la possibilità di usare i plugin in cascata, cioè uno dietro l'altro. Questo permette di creare catene di effetti complesse e articolate, offrendo ai musicisti e ai produttori una gamma infinita di combinazioni sonore.</text:p>
      <text:p text:style-name="P1"/>
      <text:p text:style-name="P1">Essendo open-source, LV2 non è sottoposto a nessuna organizzazione centralizzata. Questo favorisce la collaborazione e l'innovazione, poiché chiunque può contribuire allo sviluppo e alla crescita della piattaforma, migliorandola e adattandola alle proprie esigenze.</text:p>
      <text:p text:style-name="P1"><text:soft-page-break/></text:p>
      <text:p text:style-name="P1">All'interno di un plugin LV2 è presente una funzione chiamata "descriptor". Quando un programma seleziona il plugin, richiama il descriptor per determinare le capacità del plugin e la posizione delle aree di memoria rilevanti. Questa funzione è fondamentale per l'integrazione e il funzionamento corretto del plugin all'interno di un host.</text:p>
      <text:p text:style-name="P1"/>
      <text:p text:style-name="P1">Una delle potenzialità offerte da LV2 è la possibilità di istanziare più istanze dello stesso plugin. Ogni istanza è indipendente dalle altre, permettendo un utilizzo simultaneo senza conflitti, grazie alla gestione separata delle aree di memoria e delle risorse.</text:p>
      <text:p text:style-name="P1"/>
      <text:p text:style-name="P1">Per il corretto funzionamento di un plugin LV2, è necessario implementare una serie di funzioni fondamentali:</text:p>
      <text:p text:style-name="P1"/>
      <text:p text:style-name="P1">instantiate: crea un'istanza del plugin.</text:p>
      <text:p text:style-name="P1">connect_port: connette <text:span text:style-name="T1">le porte</text:span> del plugin alle aree di memoria dell'host.</text:p>
      <text:p text:style-name="P1">activate: attiva il plugin, preparandolo per l'elaborazione.</text:p>
      <text:p text:style-name="P1">run: esegue il plugin, elaborando i dati audio.</text:p>
      <text:p text:style-name="P1">deactivate: disattiva il plugin quando non è più necessario.</text:p>
      <text:p text:style-name="P1">cleanup: libera le risorse allocate dall'istanza del plugin.</text:p>
      <text:p text:style-name="P1">extension_data: fornisce dati aggiuntivi per le estensioni del plugin.</text:p>
      <text:p text:style-name="P1">Queste funzioni costituiscono l'interfaccia di base che ogni plugin LV2 deve implementare per garantire un funzionamento corretto e una piena compatibilità con gli host che supportano questo standard.</text:p>
      <text:p text:style-name="P1"><text:soft-page-break/></text:p>
      <text:p text:style-name="P1">In sintesi, LV2 offre una piattaforma potente e flessibile per lo sviluppo di plugin audio, permettendo una grande libertà creativa e tecnica, grazie alla sua modularità, all'indipendenza delle istanze e alla sua natura open-source. Con LV2, i musicisti e gli sviluppatori possono esplorare nuove frontiere sonore e creare strumenti personalizzati e innovativi per la produzione musicale.</text:p>
      <text:p text:style-name="P1"/>
      <text:p text:style-name="P1"/>
      <text:p text:style-name="P7">UNA GALASSIA DI PLUGIN</text:p>
      <text:p text:style-name="P7"/>
      <text:p text:style-name="P8"><text:span text:style-name="T2">asfasfasfsafq</text:span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 Nerd Font" svg:font-family="'Hack Nerd Font'" style:font-pitch="fixed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9:00:53.863304455</meta:creation-date>
    <dc:date>2024-05-27T18:38:21.150549871</dc:date>
    <meta:editing-duration>PT1H34M12S</meta:editing-duration>
    <meta:editing-cycles>6</meta:editing-cycles>
    <meta:generator>LibreOffice/7.6.7.2$Linux_X86_64 LibreOffice_project/60$Build-2</meta:generator>
    <meta:document-statistic meta:table-count="0" meta:image-count="0" meta:object-count="0" meta:page-count="6" meta:paragraph-count="28" meta:word-count="938" meta:character-count="6545" meta:non-whitespace-character-count="5634"/>
  </office:meta>
</office:document-meta>
</file>